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number-columns-repeated="7" table:default-cell-style-name="Default"/>
        <table:table-row table:style-name="ro1" table:number-rows-repeated="5">
          <table:table-cell table:number-columns-repeated="5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rticles</text:p>
          </table:table-cell>
          <table:table-cell office:value-type="string" calcext:value-type="string">
            <text:p>steps_MC</text:p>
          </table:table-cell>
          <table:table-cell office:value-type="string" calcext:value-type="string">
            <text:p>dim</text:p>
          </table:table-cell>
          <table:table-cell table:style-name="Default" office:value-type="string" calcext:value-type="string">
            <text:p>success rate</text:p>
          </table:table-cell>
          <table:table-cell table:style-name="Default" office:value-type="string" calcext:value-type="string">
            <text:p>time_bf</text:p>
          </table:table-cell>
          <table:table-cell table:style-name="Default" office:value-type="string" calcext:value-type="string">
            <text:p>time_MC</text:p>
          </table:table-cell>
          <table:table-cell/>
          <table:table-cell office:value-type="string" calcext:value-type="string">
            <text:p>particles</text:p>
          </table:table-cell>
          <table:table-cell office:value-type="string" calcext:value-type="string">
            <text:p>steps_MC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success rate</text:p>
          </table:table-cell>
          <table:table-cell office:value-type="string" calcext:value-type="string">
            <text:p>time_bf</text:p>
          </table:table-cell>
          <table:table-cell office:value-type="string" calcext:value-type="string">
            <text:p>time_MC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5" calcext:value-type="float">
            <text:p>0.20</text:p>
          </table:table-cell>
          <table:table-cell office:value-type="float" office:value="0.100541146937758" calcext:value-type="float">
            <text:p>0.10</text:p>
          </table:table-cell>
          <table:table-cell office:value-type="float" office:value="0.48000581888482" calcext:value-type="float">
            <text:p>0.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0411502916831523" calcext:value-type="float">
            <text:p>0.041150291683152</text:p>
          </table:table-cell>
          <table:table-cell office:value-type="float" office:value="0.237521464470774" calcext:value-type="float">
            <text:p>0.23752146447077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4</text:p>
          </table:table-cell>
          <table:table-cell office:value-type="float" office:value="0.0994956269860268" calcext:value-type="float">
            <text:p>0.10</text:p>
          </table:table-cell>
          <table:table-cell office:value-type="float" office:value="0.953820475144312" calcext:value-type="float">
            <text:p>0.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38" calcext:value-type="float">
            <text:p>0.838</text:p>
          </table:table-cell>
          <table:table-cell office:value-type="float" office:value="0.041376963024959" calcext:value-type="float">
            <text:p>0.041376963024959</text:p>
          </table:table-cell>
          <table:table-cell office:value-type="float" office:value="0.472223478602246" calcext:value-type="float">
            <text:p>0.47222347860224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27" calcext:value-type="float">
            <text:p>0.43</text:p>
          </table:table-cell>
          <table:table-cell office:value-type="float" office:value="0.0994913429021835" calcext:value-type="float">
            <text:p>0.10</text:p>
          </table:table-cell>
          <table:table-cell office:value-type="float" office:value="1.4383906268049" calcext:value-type="float">
            <text:p>1.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0.0416221702471376" calcext:value-type="float">
            <text:p>0.041622170247138</text:p>
          </table:table-cell>
          <table:table-cell office:value-type="float" office:value="0.715481486404315" calcext:value-type="float">
            <text:p>0.71548148640431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03" calcext:value-type="float">
            <text:p>0.50</text:p>
          </table:table-cell>
          <table:table-cell office:value-type="float" office:value="0.100009672576562" calcext:value-type="float">
            <text:p>0.10</text:p>
          </table:table-cell>
          <table:table-cell office:value-type="float" office:value="1.95554821123369" calcext:value-type="float">
            <text:p>1.96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412821848876774" calcext:value-type="float">
            <text:p>0.041282184887678</text:p>
          </table:table-cell>
          <table:table-cell office:value-type="float" office:value="0.954469323158264" calcext:value-type="float">
            <text:p>0.95446932315826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01" calcext:value-type="float">
            <text:p>0.60</text:p>
          </table:table-cell>
          <table:table-cell office:value-type="float" office:value="0.09780986700207" calcext:value-type="float">
            <text:p>0.10</text:p>
          </table:table-cell>
          <table:table-cell office:value-type="float" office:value="2.42299148952588" calcext:value-type="float">
            <text:p>2.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78" calcext:value-type="float">
            <text:p>0.978</text:p>
          </table:table-cell>
          <table:table-cell office:value-type="float" office:value="0.0410765812266618" calcext:value-type="float">
            <text:p>0.041076581226662</text:p>
          </table:table-cell>
          <table:table-cell office:value-type="float" office:value="1.20797482784837" calcext:value-type="float">
            <text:p>1.2079748278483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835" calcext:value-type="float">
            <text:p>0.84</text:p>
          </table:table-cell>
          <table:table-cell office:value-type="float" office:value="0.098200422944501" calcext:value-type="float">
            <text:p>0.10</text:p>
          </table:table-cell>
          <table:table-cell office:value-type="float" office:value="4.90209778677672" calcext:value-type="float">
            <text:p>4.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office:value-type="float" office:value="0.0413139862939716" calcext:value-type="float">
            <text:p>0.041313986293972</text:p>
          </table:table-cell>
          <table:table-cell office:value-type="float" office:value="1.45219074958004" calcext:value-type="float">
            <text:p>1.4521907495800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09" calcext:value-type="float">
            <text:p>0.91</text:p>
          </table:table-cell>
          <table:table-cell office:value-type="float" office:value="0.0970203855540604" calcext:value-type="float">
            <text:p>0.10</text:p>
          </table:table-cell>
          <table:table-cell office:value-type="float" office:value="7.23941292846575" calcext:value-type="float">
            <text:p>7.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409600764978677" calcext:value-type="float">
            <text:p>0.040960076497868</text:p>
          </table:table-cell>
          <table:table-cell office:value-type="float" office:value="1.69750328385271" calcext:value-type="float">
            <text:p>1.6975032838527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1" calcext:value-type="float">
            <text:p>0.97</text:p>
          </table:table-cell>
          <table:table-cell office:value-type="float" office:value="0.0966216300148517" calcext:value-type="float">
            <text:p>0.10</text:p>
          </table:table-cell>
          <table:table-cell office:value-type="float" office:value="9.74523596302606" calcext:value-type="float">
            <text:p>9.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41606071870774" calcext:value-type="float">
            <text:p>0.041606071870774</text:p>
          </table:table-cell>
          <table:table-cell office:value-type="float" office:value="1.95508153457195" calcext:value-type="float">
            <text:p>1.9550815345719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</text:p>
          </table:table-cell>
          <table:table-cell office:value-type="float" office:value="0.0975718556437642" calcext:value-type="float">
            <text:p>0.10</text:p>
          </table:table-cell>
          <table:table-cell office:value-type="float" office:value="12.2057238542475" calcext:value-type="float">
            <text:p>12.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08908564131707" calcext:value-type="float">
            <text:p>0.040890856413171</text:p>
          </table:table-cell>
          <table:table-cell office:value-type="float" office:value="2.19409906980582" calcext:value-type="float">
            <text:p>2.1940990698058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</text:p>
          </table:table-cell>
          <table:table-cell office:value-type="float" office:value="0.0979179891292006" calcext:value-type="float">
            <text:p>0.10</text:p>
          </table:table-cell>
          <table:table-cell office:value-type="float" office:value="14.6849611403886" calcext:value-type="float">
            <text:p>14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1.00</text:p>
          </table:table-cell>
          <table:table-cell office:value-type="float" office:value="0.100280586164445" calcext:value-type="float">
            <text:p>0.10</text:p>
          </table:table-cell>
          <table:table-cell office:value-type="float" office:value="16.8754087910056" calcext:value-type="float">
            <text:p>16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0.102131703402847" calcext:value-type="float">
            <text:p>0.10</text:p>
          </table:table-cell>
          <table:table-cell office:value-type="float" office:value="20.1739980820566" calcext:value-type="float">
            <text:p>20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0.0979598418343812" calcext:value-type="float">
            <text:p>0.10</text:p>
          </table:table-cell>
          <table:table-cell office:value-type="float" office:value="21.8176305105444" calcext:value-type="float">
            <text:p>2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0.0977482562884689" calcext:value-type="float">
            <text:p>0.10</text:p>
          </table:table-cell>
          <table:table-cell office:value-type="float" office:value="24.1005037063733" calcext:value-type="float">
            <text:p>24.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20</text:p>
          </table:table-cell>
          <table:table-cell office:value-type="float" office:value="0.10276438575238" calcext:value-type="float">
            <text:p>0.10</text:p>
          </table:table-cell>
          <table:table-cell office:value-type="float" office:value="0.450000772019848" calcext:value-type="float">
            <text:p>0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34" calcext:value-type="float">
            <text:p>0.33</text:p>
          </table:table-cell>
          <table:table-cell office:value-type="float" office:value="0.103271370520815" calcext:value-type="float">
            <text:p>0.10</text:p>
          </table:table-cell>
          <table:table-cell office:value-type="float" office:value="0.919689265312627" calcext:value-type="float">
            <text:p>0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61" calcext:value-type="float">
            <text:p>0.46</text:p>
          </table:table-cell>
          <table:table-cell office:value-type="float" office:value="0.10257262783125" calcext:value-type="float">
            <text:p>0.10</text:p>
          </table:table-cell>
          <table:table-cell office:value-type="float" office:value="1.40057843411341" calcext:value-type="float">
            <text:p>1.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03659723885357" calcext:value-type="float">
            <text:p>0.10</text:p>
          </table:table-cell>
          <table:table-cell office:value-type="float" office:value="1.91267854021862" calcext:value-type="float">
            <text:p>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72" calcext:value-type="float">
            <text:p>0.57</text:p>
          </table:table-cell>
          <table:table-cell office:value-type="float" office:value="0.0997474470641464" calcext:value-type="float">
            <text:p>0.10</text:p>
          </table:table-cell>
          <table:table-cell office:value-type="float" office:value="2.37907437933609" calcext:value-type="float">
            <text:p>2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818" calcext:value-type="float">
            <text:p>0.82</text:p>
          </table:table-cell>
          <table:table-cell office:value-type="float" office:value="0.0994227060582489" calcext:value-type="float">
            <text:p>0.10</text:p>
          </table:table-cell>
          <table:table-cell office:value-type="float" office:value="4.79142634267919" calcext:value-type="float">
            <text:p>4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931" calcext:value-type="float">
            <text:p>0.93</text:p>
          </table:table-cell>
          <table:table-cell office:value-type="float" office:value="0.099638112122193" calcext:value-type="float">
            <text:p>0.10</text:p>
          </table:table-cell>
          <table:table-cell office:value-type="float" office:value="7.27128213271499" calcext:value-type="float">
            <text:p>7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66" calcext:value-type="float">
            <text:p>0.97</text:p>
          </table:table-cell>
          <table:table-cell office:value-type="float" office:value="0.0997018972411752" calcext:value-type="float">
            <text:p>0.10</text:p>
          </table:table-cell>
          <table:table-cell office:value-type="float" office:value="9.76531312707812" calcext:value-type="float">
            <text:p>9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87" calcext:value-type="float">
            <text:p>0.99</text:p>
          </table:table-cell>
          <table:table-cell office:value-type="float" office:value="0.101492377463728" calcext:value-type="float">
            <text:p>0.10</text:p>
          </table:table-cell>
          <table:table-cell office:value-type="float" office:value="12.3154325955547" calcext:value-type="float">
            <text:p>12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996" calcext:value-type="float">
            <text:p>1.00</text:p>
          </table:table-cell>
          <table:table-cell office:value-type="float" office:value="0.100311446702108" calcext:value-type="float">
            <text:p>0.10</text:p>
          </table:table-cell>
          <table:table-cell office:value-type="float" office:value="14.6949843361508" calcext:value-type="float">
            <text:p>14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998" calcext:value-type="float">
            <text:p>1.00</text:p>
          </table:table-cell>
          <table:table-cell office:value-type="float" office:value="0.103371157776564" calcext:value-type="float">
            <text:p>0.10</text:p>
          </table:table-cell>
          <table:table-cell office:value-type="float" office:value="17.0821060379967" calcext:value-type="float">
            <text:p>17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0.1059268664103" calcext:value-type="float">
            <text:p>0.11</text:p>
          </table:table-cell>
          <table:table-cell office:value-type="float" office:value="20.266056900844" calcext:value-type="float">
            <text:p>20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0.100762662710622" calcext:value-type="float">
            <text:p>0.10</text:p>
          </table:table-cell>
          <table:table-cell office:value-type="float" office:value="21.6783181610517" calcext:value-type="float">
            <text:p>21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0.102638400392607" calcext:value-type="float">
            <text:p>0.10</text:p>
          </table:table-cell>
          <table:table-cell office:value-type="float" office:value="25.2925694105215" calcext:value-type="float">
            <text:p>25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95" calcext:value-type="float">
            <text:p>0.20</text:p>
          </table:table-cell>
          <table:table-cell office:value-type="float" office:value="0.103379180189222" calcext:value-type="float">
            <text:p>0.10</text:p>
          </table:table-cell>
          <table:table-cell office:value-type="float" office:value="0.447561412584037" calcext:value-type="float">
            <text:p>0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38" calcext:value-type="float">
            <text:p>0.34</text:p>
          </table:table-cell>
          <table:table-cell office:value-type="float" office:value="0.103193757357076" calcext:value-type="float">
            <text:p>0.10</text:p>
          </table:table-cell>
          <table:table-cell office:value-type="float" office:value="0.927096917759627" calcext:value-type="float">
            <text:p>0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35" calcext:value-type="float">
            <text:p>0.44</text:p>
          </table:table-cell>
          <table:table-cell office:value-type="float" office:value="0.104318210389465" calcext:value-type="float">
            <text:p>0.10</text:p>
          </table:table-cell>
          <table:table-cell office:value-type="float" office:value="1.42363522690721" calcext:value-type="float">
            <text:p>1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98" calcext:value-type="float">
            <text:p>0.50</text:p>
          </table:table-cell>
          <table:table-cell office:value-type="float" office:value="0.104695552261546" calcext:value-type="float">
            <text:p>0.10</text:p>
          </table:table-cell>
          <table:table-cell office:value-type="float" office:value="1.91005054255947" calcext:value-type="float">
            <text:p>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01" calcext:value-type="float">
            <text:p>0.60</text:p>
          </table:table-cell>
          <table:table-cell office:value-type="float" office:value="0.10007653106004" calcext:value-type="float">
            <text:p>0.10</text:p>
          </table:table-cell>
          <table:table-cell office:value-type="float" office:value="2.3940887481439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37" calcext:value-type="float">
            <text:p>0.84</text:p>
          </table:table-cell>
          <table:table-cell office:value-type="float" office:value="0.100250317715108" calcext:value-type="float">
            <text:p>0.10</text:p>
          </table:table-cell>
          <table:table-cell office:value-type="float" office:value="4.88279109052382" calcext:value-type="float">
            <text:p>4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913" calcext:value-type="float">
            <text:p>0.91</text:p>
          </table:table-cell>
          <table:table-cell office:value-type="float" office:value="0.0999188313726336" calcext:value-type="float">
            <text:p>0.10</text:p>
          </table:table-cell>
          <table:table-cell office:value-type="float" office:value="7.25356415379792" calcext:value-type="float">
            <text:p>7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66" calcext:value-type="float">
            <text:p>0.97</text:p>
          </table:table-cell>
          <table:table-cell office:value-type="float" office:value="0.100638032890856" calcext:value-type="float">
            <text:p>0.10</text:p>
          </table:table-cell>
          <table:table-cell office:value-type="float" office:value="9.94101223698817" calcext:value-type="float">
            <text:p>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85" calcext:value-type="float">
            <text:p>0.99</text:p>
          </table:table-cell>
          <table:table-cell office:value-type="float" office:value="0.101338996784762" calcext:value-type="float">
            <text:p>0.10</text:p>
          </table:table-cell>
          <table:table-cell office:value-type="float" office:value="12.2648004987277" calcext:value-type="float">
            <text:p>12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.997" calcext:value-type="float">
            <text:p>1.00</text:p>
          </table:table-cell>
          <table:table-cell office:value-type="float" office:value="0.104179392335936" calcext:value-type="float">
            <text:p>0.10</text:p>
          </table:table-cell>
          <table:table-cell office:value-type="float" office:value="15.6599572654814" calcext:value-type="float">
            <text:p>15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office:value-type="float" office:value="0.104874280281365" calcext:value-type="float">
            <text:p>0.10</text:p>
          </table:table-cell>
          <table:table-cell office:value-type="float" office:value="16.8810830547009" calcext:value-type="float">
            <text:p>16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.998" calcext:value-type="float">
            <text:p>1.00</text:p>
          </table:table-cell>
          <table:table-cell office:value-type="float" office:value="0.104369997279719" calcext:value-type="float">
            <text:p>0.10</text:p>
          </table:table-cell>
          <table:table-cell office:value-type="float" office:value="19.596536929952" calcext:value-type="float">
            <text:p>19.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office:value-type="float" office:value="0.101757121970877" calcext:value-type="float">
            <text:p>0.10</text:p>
          </table:table-cell>
          <table:table-cell office:value-type="float" office:value="21.7047378630377" calcext:value-type="float">
            <text:p>21.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999" calcext:value-type="float">
            <text:p>1.00</text:p>
          </table:table-cell>
          <table:table-cell office:value-type="float" office:value="0.10429099551402" calcext:value-type="float">
            <text:p>0.10</text:p>
          </table:table-cell>
          <table:table-cell office:value-type="float" office:value="25.447197499685" calcext:value-type="float">
            <text:p>25.45</text:p>
          </table:table-cell>
          <table:table-cell table:number-columns-repeated="7"/>
        </table:table-row>
        <table:table-row table:style-name="ro1" table:number-rows-repeated="3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D7:Sheet1.H4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2:05:51.790076327</meta:creation-date>
    <dc:date>2021-04-15T15:39:14.713767564</dc:date>
    <meta:editing-duration>PT2H42M21S</meta:editing-duration>
    <meta:editing-cycles>2</meta:editing-cycles>
    <meta:generator>LibreOffice/6.1.5.2$Linux_X86_64 LibreOffice_project/10$Build-2</meta:generator>
    <meta:document-statistic meta:table-count="1" meta:cell-count="318" meta:object-count="0"/>
  </office:meta>
</office:document-meta>
</file>